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dbbb" officeooo:paragraph-rsid="0010dbbb"/>
    </style:style>
    <style:style style:name="P2" style:family="paragraph" style:parent-style-name="Standard">
      <style:text-properties officeooo:rsid="0011aa38" officeooo:paragraph-rsid="0011a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osta:</text:p>
      <text:p text:style-name="P2"/>
      <text:p text:style-name="P2">Number("2") + Number("1")</text:p>
      <text:p text:style-name="P2">//3</text:p>
      <text:p text:style-name="P2"/>
      <text:p text:style-name="P2">Explicação:</text:p>
      <text:p text:style-name="P2"/>
      <text:p text:style-name="P2">Aplicando sempre a conversão de tipos para número você vai garantir que o resultado seja numérico (mesmo se o valor recebido seja do tipo número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3:56:27.069097307</dc:date>
    <meta:editing-duration>PT7M4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31" meta:character-count="194" meta:non-whitespace-character-count="168"/>
  </office:meta>
</office:document-meta>
</file>